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adornments="Regular" style:font-family-generic="roman" style:font-pitch="variable"/>
    <style:font-face style:name="Helvetica2" svg:font-family="Helvetica" style:font-family-generic="swiss" style:font-pitch="variable"/>
    <style:font-face style:name="Helvetica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Helvetica2" fo:font-size="8pt" style:font-size-asian="7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Helvetica2" fo:font-size="8pt" style:font-size-asian="7pt" style:font-size-complex="8pt"/>
    </style:style>
    <style:style style:name="P3" style:family="paragraph" style:parent-style-name="Standard">
      <style:paragraph-properties fo:line-height="150%"/>
      <style:text-properties officeooo:paragraph-rsid="001d880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Text_20_body">
      <style:paragraph-properties fo:line-height="150%"/>
    </style:style>
    <style:style style:name="P6" style:family="paragraph" style:parent-style-name="Text_20_body">
      <style:paragraph-properties fo:line-height="150%"/>
      <style:text-properties fo:font-style="italic" officeooo:rsid="00217a44" officeooo:paragraph-rsid="00217a44" style:font-style-asian="italic" style:font-style-complex="italic"/>
    </style:style>
    <style:style style:name="P7" style:family="paragraph" style:parent-style-name="Text_20_body">
      <style:text-properties fo:font-style="italic" officeooo:paragraph-rsid="00217a44" style:font-style-asian="italic" style:font-style-complex="italic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1e4499"/>
    </style:style>
    <style:style style:name="T2" style:family="text">
      <style:text-properties fo:color="#000000" style:font-name="0" fo:font-size="11pt" style:font-size-asian="11pt"/>
    </style:style>
    <style:style style:name="T3" style:family="text">
      <style:text-properties fo:color="#0563c2" style:font-name="0" fo:font-size="11pt" style:font-size-asian="11pt"/>
    </style:style>
    <style:style style:name="T4" style:family="text">
      <style:text-properties officeooo:rsid="00217a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The following text was copied on 24/08/2018 <text:s/>16: 00 from:</text:span></text:p>
      <text:p text:style-name="P7">https://www.sup.org/digital/authors/current/docs/Archivability.pdf</text:p>
      <text:p text:style-name="P6">This extract is helpful in assessing how amenable a digital project is to archiving and should be referred to when writing the <text:span text:style-name="T6">Forward Planning Definition</text:span><text:span text:style-name="T8"> in the </text:span><text:span text:style-name="T6">Feasibility</text:span><text:span text:style-name="T8"> document.</text:span></text:p>
      <text:h text:style-name="Heading_20_2" text:outline-level="2">Archivability Spectrum</text:h>
      <text:p text:style-name="P5"/>
      <text:p text:style-name="P4"><text:span text:style-name="T2">A digital project falls into a spectrum whose endpoints are usefully analogized as object and</text:span></text:p>
      <text:p text:style-name="P4"><text:span text:style-name="T2">performance. Whereas a book can be considered an object, with its performative qualities limited to the</text:span></text:p>
      <text:p text:style-name="P4"><text:span text:style-name="T2">audience’s experience while reading the book, an interactive digital project shares certain qualities of</text:span></text:p>
      <text:p text:style-name="P4"><text:span text:style-name="T2">ephemerality that characterize a performance. It only functions as an object insofar as the device</text:span></text:p>
      <text:p text:style-name="P4"><text:span text:style-name="T2">displaying the project or facilitating the reader’s experience with the material remains intact. Because</text:span></text:p>
      <text:p text:style-name="P4"><text:span text:style-name="T2">technology changes so rapidly, these devices and standards are always in flux. Thus, depending on the</text:span></text:p>
      <text:p text:style-name="P4"><text:span text:style-name="T2">complexity of the tools and applications needed to deliver the project in a reader’s web browser, the</text:span></text:p>
      <text:p text:style-name="P4"><text:span text:style-name="T2">project may be more or less susceptible to decay as technology evolves and renders certain tools and</text:span></text:p>
      <text:p text:style-name="P4"><text:span text:style-name="T2">applications obsolete or as external data or media change locations. To help you determine where on</text:span></text:p>
      <text:p text:style-name="P4"><text:span text:style-name="T2">the spectrum your project falls, and what further safeguards will most likely be required because of its</text:span></text:p>
      <text:p text:style-name="P4"><text:span text:style-name="T2">location on the spectrum, we have divided the possible archivability states into three broad and nonexclusive</text:span></text:p>
      <text:p text:style-name="P4"><text:span text:style-name="T2">categories: 1) archive ready, 2) archive amenable, and 3) archive resistant.</text:span></text:p>
      <text:h text:style-name="Heading_20_3" text:outline-level="3">Type 1: Archive Ready</text:h>
      <text:p text:style-name="P4"><text:span text:style-name="T2">This type of project is extremely rare. Even though it functions as a performance, it is more analogous to</text:span></text:p>
      <text:p text:style-name="P4"><text:span text:style-name="T2">an object than most digital projects. The look and feel, structure, and functionality can be preserved and</text:span></text:p>
      <text:p text:style-name="P4"><text:span text:style-name="T2">should not be susceptible to decay as technologies evolve, or they can be reproduced in future</text:span></text:p>
      <text:p text:style-name="P4"><text:span text:style-name="T2">environments with minimal resources and no loss of fidelity. Such a project uses standard file-and-folder</text:span></text:p>
      <text:p text:style-name="P4"><text:span text:style-name="T2">systems and includes a sitemap, xml or otherwise, that provides fixed urls for each page and state. Each</text:span></text:p>
      <text:p text:style-name="P4"><text:span text:style-name="T2">state is a static HTML page, and all data and media presented on those pages are hosted with the</text:span></text:p>
      <text:p text:style-name="P4"><text:span text:style-name="T2">project and not queried from third-party sources. The project does not link to external websites or</text:span></text:p>
      <text:p text:style-name="P4"><text:span text:style-name="T2">content other than that stored along with the project itself. This kind of project does not use proprietary</text:span></text:p>
      <text:p text:style-name="P4"><text:span text:style-name="T2">software or applications, which would require updating and/or patching. There are few or no dynamic</text:span></text:p>
      <text:p text:style-name="P4"><text:span text:style-name="T2">scripts that will glitch or fail when the coding standards or libraries change. In addition to satisfying all</text:span></text:p>
      <text:p text:style-name="P4"><text:span text:style-name="T2">the style recommendations in the accompanying documents, it adheres to web archivability and</text:span></text:p>
      <text:p text:style-name="P4"><text:span text:style-name="T2">accessible standards as published by the World Wide Web Consortium, Library of Congress, Stanford</text:span></text:p>
      <text:p text:style-name="P4"><text:span text:style-name="T2">University Libraries, and the Web Accessibility Initiative:</text:span></text:p>
      <text:p text:style-name="P4"><text:span text:style-name="T2">• World Wide Web Consortium List of Standards: </text:span><text:span text:style-name="T3">https://www.w3.org/TR/</text:span></text:p>
      <text:p text:style-name="P4"><text:span text:style-name="T2">• Library of Congress’s Recommended Formats Statement:</text:span></text:p>
      <text:p text:style-name="P4"><text:span text:style-name="T3">https://www.loc.gov/preservation/resources/rfs/websites.html</text:span></text:p>
      <text:p text:style-name="P4"><text:soft-page-break/><text:span text:style-name="T2">• Stanford’s Archivability Standards: </text:span><text:span text:style-name="T3">http://library.stanford.edu/projects/webarchiving/</text:span></text:p>
      <text:p text:style-name="P4"><text:span text:style-name="T3">archivability</text:span></text:p>
      <text:p text:style-name="P4"><text:span text:style-name="T2">• Web Content Accessibility Guidelines: </text:span><text:span text:style-name="T3">https://www.w3.org/standards/webdesign/accessibility</text:span></text:p>
      <text:p text:style-name="P8">Additional Requirements:</text:p>
      <text:p text:style-name="P4"><text:span text:style-name="T2">Because this kind of project is made up of pages that can be automatically crawled and recorded as well</text:span></text:p>
      <text:p text:style-name="P4"><text:span text:style-name="T2">as a file system containing all HTML pages and media objects, with no reliance on database protocols or</text:span></text:p>
      <text:p text:style-name="P4"><text:span text:style-name="T2">third-party queries, few, if any, additional materials are necessary to aid in the archiving process.</text:span></text:p>
      <text:p text:style-name="P4"><text:span text:style-name="T2">Nevertheless, as with all projects Stanford University Press publishes, documentation of the composition</text:span></text:p>
      <text:p text:style-name="P4"><text:span text:style-name="T2">process as well as description (written as well as video-recorded and/or screen-captured) of its</text:span></text:p>
      <text:p text:style-name="P4"><text:span text:style-name="T2">functionality and featured contents is encouraged. (See enclosed “Documentation” guide.)</text:span></text:p>
      <text:h text:style-name="Heading_20_3" text:outline-level="3">Type 2: Archive Amenable</text:h>
      <text:p text:style-name="P4"><text:span text:style-name="T2">While the original functionality of this type of project will last longer than one that is archive resistant,</text:span></text:p>
      <text:p text:style-name="P4"><text:span text:style-name="T2">certain features can be expected to break sooner than those of an archive-ready project. An archiveamenable</text:span></text:p>
      <text:p text:style-name="P4"><text:span text:style-name="T2">project can still be archived, but the preparation stages will take more time and could require</text:span></text:p>
      <text:p text:style-name="P4"><text:span text:style-name="T2">the author to provide alternative formats or paratext. The maintenance and preservation of the</text:span></text:p>
      <text:p text:style-name="P4"><text:span text:style-name="T2">project’s archive also requires more work and frequent attention. Additionally, the archived version will</text:span></text:p>
      <text:p text:style-name="P4"><text:span text:style-name="T2">likely act and/or look differently than the initially released publication. This type of project might</text:span></text:p>
      <text:p text:style-name="P4"><text:span text:style-name="T2">unnecessarily employ a database structure (Wordpress, Drupal, Scalar, etc.) that could impede the</text:span></text:p>
      <text:p text:style-name="P4"><text:span text:style-name="T2">efficiency of navigating the site as well as put undue pressure on the server, slowing down the project’s</text:span></text:p>
      <text:p text:style-name="P4"><text:span text:style-name="T2">interactive elements. Consideration should be given to whether the user experience requires the</text:span></text:p>
      <text:p text:style-name="P4"><text:span text:style-name="T2">framework offered by the database, or if that database functioned primarily for the authoring process</text:span></text:p>
      <text:p text:style-name="P4"><text:span text:style-name="T2">and is not needed to deliver the published content. Oftentimes, for example, a site built in Wordpress</text:span></text:p>
      <text:p text:style-name="P4"><text:span text:style-name="T2">does not actually need the scaffolding of that platform on the reader’s end. In such cases it might be</text:span></text:p>
      <text:p text:style-name="P4"><text:span text:style-name="T2">advantageous to scrape the content and restructure it using HTML(5) and file-and-folder systems, an</text:span></text:p>
      <text:p text:style-name="P4"><text:span text:style-name="T2">architecture which puts far less strain on a server and requires fewer updates to security protocols.</text:span></text:p>
      <text:p text:style-name="P4"><text:span text:style-name="T2">Other factors that characterize an archive-amenable, rather than archive-ready, project are javascript</text:span></text:p>
      <text:p text:style-name="P4"><text:span text:style-name="T2">that will require updates, web fonts that need to be downloaded each time a page loads, external links</text:span></text:p>
      <text:p text:style-name="P4"><text:span text:style-name="T2">to websites that might disappear or change location, etc.</text:span></text:p>
      <text:p text:style-name="P8">Additional Requirements:</text:p>
      <text:p text:style-name="P4"><text:span text:style-name="T2">When we perform the technical review of your project, we will compile a formal list of further</text:span></text:p>
      <text:p text:style-name="P4"><text:span text:style-name="T2">requirements to aid in the pre-publication archiving process. Although it’s difficult to anticipate the form</text:span></text:p>
      <text:p text:style-name="P4"><text:span text:style-name="T2">certain archive-amenable projects will take, we can at the very least suggest that you be prepared to</text:span></text:p>
      <text:p text:style-name="P4"><text:span text:style-name="T2">either edit platform and code base or to build in the time it could take for SUP to perform such actions</text:span></text:p>
      <text:p text:style-name="P4"><text:span text:style-name="T2">in the production phase. You should also strive to collect cached datasets from any third-party sources</text:span></text:p>
      <text:p text:style-name="P4"><text:span text:style-name="T2">your project queries and gather and save all media elements that are currently hosted separately from</text:span></text:p>
      <text:p text:style-name="P4"><text:span text:style-name="T2">your project (e.g. Vimeo, Soundcloud, Imgur objects, etc.)</text:span></text:p>
      <text:p text:style-name="P4"><text:soft-page-break/><text:span text:style-name="T2"/></text:p>
      <text:h text:style-name="Heading_20_3" text:outline-level="3">Type 3: Archive Resistant</text:h>
      <text:p text:style-name="P4"><text:span text:style-name="T2">Because most authors utilize dynamic authoring tools and cutting-edge technologies, a majority of</text:span></text:p>
      <text:p text:style-name="P4"><text:span text:style-name="T2">projects fall under this category. Like a performance, it is possible to record an instance of this kind of</text:span></text:p>
      <text:p text:style-name="P4"><text:span text:style-name="T2">project, but preserving the original experience beyond five years is a significant challenge with current</text:span></text:p>
      <text:p text:style-name="P4"><text:span text:style-name="T2">archiving technologies. This type of project is likely designed using custom code that might not be</text:span></text:p>
      <text:p text:style-name="P4"><text:span text:style-name="T2">accessible to someone who may be required to update it in the future for it to work properly in evolving</text:span></text:p>
      <text:p text:style-name="P4"><text:span text:style-name="T2">web environments. While the technologies needed to render the project are current now, they will</text:span></text:p>
      <text:p text:style-name="P4"><text:span text:style-name="T2">certainly change in the near future. The best approach to preserving such projects is emulation, a still</text:span></text:p>
      <text:p text:style-name="P4"><text:span text:style-name="T2">inconsistent and imperfect system that requires stacks of multiple technologies such as specific browser</text:span></text:p>
      <text:p text:style-name="P4"><text:span text:style-name="T2">versions, operating systems, and code libraries, all of which must work in conjunction with any thirdparty</text:span></text:p>
      <text:p text:style-name="P4"><text:span text:style-name="T2">data that is likely to become unavailable or incompatible with the old environments being</text:span></text:p>
      <text:p text:style-name="P4"><text:span text:style-name="T2">emulated. Until a stable, reliable solution is implemented that can recall today’s technologies in the</text:span></text:p>
      <text:p text:style-name="P4"><text:span text:style-name="T2">future, we must at the very least safeguard against the loss of content by creating an archived version of</text:span></text:p>
      <text:p text:style-name="P4"><text:span text:style-name="T2">the project that necessarily omits the more experimental and less stable features. Such features include</text:span></text:p>
      <text:p text:style-name="P4"><text:span text:style-name="T2">script-based animations and visualizations, network and database visualizations, and embedded APIs</text:span></text:p>
      <text:p text:style-name="P4"><text:span text:style-name="T2">that query third-party sources. Also problematic are links to external websites that will very likely</text:span></text:p>
      <text:p text:style-name="P4"><text:span text:style-name="T2">become broken as content moves or is renamed and as security protocols update the urls used to locate</text:span></text:p>
      <text:p text:style-name="P4"><text:span text:style-name="T2">that web content. While we don’t restrict your use of these tools and formats, we cannot recommend</text:span></text:p>
      <text:p text:style-name="P4"><text:span text:style-name="T2">them, especially when they are the only method of delivering content, and we cannot guarantee their</text:span></text:p>
      <text:p text:style-name="P4"><text:span text:style-name="T2">long-term (or even short-term, in some cases) fidelity beyond the initial release of your work. Likewise, if</text:span></text:p>
      <text:p text:style-name="P4"><text:span text:style-name="T2">you choose to employ such technologies, you acknowledge their ephemerality and understand that</text:span></text:p>
      <text:p text:style-name="P4"><text:span text:style-name="T2">though your content will be archived, the fidelity of the initial user experience will likely be suspended</text:span></text:p>
      <text:p text:style-name="P4"><text:span text:style-name="T2">until more efficient and sustainable emulation technology is developed. Although this type of project is</text:span></text:p>
      <text:p text:style-name="P4"><text:span text:style-name="T2">dynamic and employs design features that may be creative, impressive, and engaging at the time of</text:span></text:p>
      <text:p text:style-name="P4"><text:span text:style-name="T2">publication, these same features will most likely also render the site shorter-lived in its intended form,</text:span></text:p>
      <text:p text:style-name="P3"><text:span text:style-name="T2">and even upon it initial release slow or inoperable on older machines.</text:span></text:p>
      <text:p text:style-name="P8">Additional Requirements:</text:p>
      <text:p text:style-name="P4"><text:span text:style-name="T2">In order to convey to future audiences the project’s original functionality, it will need to be documented</text:span></text:p>
      <text:p text:style-name="P4"><text:span text:style-name="T2">and supplemented with paratext, such as video presentation or screencast by the author or SUP that</text:span></text:p>
      <text:p text:style-name="P4"><text:span text:style-name="T2">thoroughly describes the project’s purpose, scope, functionality, and key features. Such a project will</text:span></text:p>
      <text:p text:style-name="P4"><text:span text:style-name="T2">also likely require any range of the following: a thorough written description of the project’s</text:span></text:p>
      <text:p text:style-name="P4"><text:span text:style-name="T2">development and the principles that guided the technology choices, a visual blueprint of the project’s</text:span></text:p>
      <text:p text:style-name="P4"><text:span text:style-name="T2">organization and structure, if feasible a complete static HTML version of the site that contains</text:span></text:p>
      <text:p text:style-name="P4"><text:span text:style-name="T2">placeholders (e.g. jpg versions of interactive visualizations) for any moving parts that are expected to</text:span></text:p>
      <text:p text:style-name="P4"><text:span text:style-name="T2">degrade over time, and access information for a public or shared repository of any custom-built</text:span></text:p>
      <text:p text:style-name="P3"><text:soft-page-break/><text:span text:style-name="T2">programs or applicat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adornments="Regular" style:font-family-generic="roman" style:font-pitch="variable"/>
    <style:font-face style:name="Helvetica2" svg:font-family="Helvetica" style:font-family-generic="swiss" style:font-pitch="variable"/>
    <style:font-face style:name="Helvetica" svg:font-family="Helvetica" style:font-adornments="Bold" style:font-family-generic="swiss" style:font-pitch="variable"/>
    <style:font-face style:name="Helvetica1" svg:font-family="Helvetica" style:font-adornments="Ligh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Times" fo:font-family="Times" style:font-style-name="Regular" style:font-family-generic="roman" style:font-pitch="variable" fo:font-size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Helvetica" fo:font-family="Helvetica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Helvetica1" fo:font-family="Helvetica" style:font-style-name="Light" style:font-family-generic="swiss" style:font-pitch="variable" fo:font-size="115%" fo:font-weight="250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Helvetica1" fo:font-family="Helvetica" style:font-style-name="Light" style:font-family-generic="swiss" style:font-pitch="variable" fo:font-size="101%" fo:font-weight="250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Helvetica2" fo:font-size="8pt" style:font-size-asian="7pt" style:font-size-complex="8pt"/>
    </style:style>
    <style:style style:name="MP2" style:family="paragraph" style:parent-style-name="Header">
      <style:paragraph-properties fo:text-align="start" style:justify-single-word="false"/>
      <style:text-properties style:font-name="Helvetica2" fo:font-size="8pt" style:font-size-asian="7pt" style:font-size-complex="8pt"/>
    </style:style>
    <style:style style:name="MT1" style:family="text">
      <style:text-properties officeooo:rsid="001e4499"/>
    </style:style>
    <style:style style:name="MT2" style:family="text">
      <style:text-properties officeooo:rsid="00217a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4</text:page-number><text:span text:style-name="MT1"><text:s/>of </text:span><text:span text:style-name="MT1"><text:page-count>4</text:page-count></text:span></text:p>
        <text:p text:style-name="MP2"><text:title/><text:span text:style-name="MT2">Amenability to Archiving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4T16:04:16.508786720</meta:creation-date>
    <meta:editing-duration>PT7M34S</meta:editing-duration>
    <meta:editing-cycles>2</meta:editing-cycles>
    <meta:generator>LibreOffice/6.1.0.3$MacOSX_X86_64 LibreOffice_project/efb621ed25068d70781dc026f7e9c5187a4decd1</meta:generator>
    <dc:date>2018-08-24T16:11:49.907648743</dc:date>
    <meta:document-statistic meta:table-count="0" meta:image-count="0" meta:object-count="0" meta:page-count="4" meta:paragraph-count="107" meta:word-count="1456" meta:character-count="9609" meta:non-whitespace-character-count="8259"/>
    <meta:template xlink:type="simple" xlink:actuate="onRequest" xlink:title="SDLC new template" xlink:href="../../../../../Library/Application%20Support/LibreOffice/4/user/template/SDLC%20new%20template.ott" meta:date="2018-08-24T16:04:16.241797326"/>
  </office:meta>
</office:document-meta>
</file>